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Mustafa Kahraman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oft-page-break/><text:span text:style-name="T5">panowania swego ufać nie kazał. Jednak przydał się tutaj pan Wiszinoiu i jego ziomkowie, gdy się u 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skrycie by<text:span text:style-name="T5">ł</text:span> na zdobycie fortecy z marszu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wstrzymano, teraz właśnie, gdy i na Podolu walczył, i w Wielkopolsce tumulty szlacheckie gromić musiał, i na Litwie z buntem otwartym Paca radzić sobie musiał.</text:span></text:p>
      <text:p text:style-name="P8"><text:s/></text:p>
      <text:p text:style-name="P8"/>
      <text:p text:style-name="P9"/>
      <text:p text:style-name="P9"/>
      <text:p text:style-name="P9"/>
      <text:p text:style-name="P9"/>
      <text:p text:style-name="P9">Dragonia maszeruje</text:p>
      <text:p text:style-name="P9"><text:soft-page-break/>Dopiero potem zdobycie Baru</text:p>
      <text:p text:style-name="P6"/>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27T08:18:39.42</dc:date>
    <meta:editing-cycles>807</meta:editing-cycles>
    <meta:editing-duration>P1DT8H16M27S</meta:editing-duration>
    <meta:document-statistic meta:table-count="0" meta:image-count="0" meta:object-count="0" meta:page-count="12" meta:paragraph-count="100" meta:word-count="5510" meta:character-count="3723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